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Pictures/2000000600003E8100002329EF83F5E32C636BD1.svm" manifest:media-type="image/x-svm"/>
  <manifest:file-entry manifest:full-path="Thumbnails/thumbnail.png" manifest:media-type="image/png"/>
  <manifest:file-entry manifest:full-path="layout-cache" manifest:media-type="application/binary"/>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anifest.rdf" manifest:media-type="application/rdf+xml"/>
  <manifest:file-entry manifest:full-path="meta.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1" svg:font-family="'Liberation Serif'" style:font-pitch="variable"/>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d452d" officeooo:paragraph-rsid="000d452d"/>
    </style:style>
    <style:style style:name="P2" style:family="paragraph" style:parent-style-name="Standard">
      <style:text-properties officeooo:rsid="00100a03" officeooo:paragraph-rsid="00100a03"/>
    </style:style>
    <style:style style:name="P3" style:family="paragraph" style:parent-style-name="Standard">
      <style:paragraph-properties fo:margin-left="0cm" fo:margin-right="-2cm" fo:text-indent="0cm" style:auto-text-indent="false"/>
      <style:text-properties officeooo:rsid="00100a03" officeooo:paragraph-rsid="00100a03"/>
    </style:style>
    <style:style style:name="P4" style:family="paragraph" style:parent-style-name="Standard" style:master-page-name="">
      <loext:graphic-properties draw:fill="none"/>
      <style:paragraph-properties fo:margin-left="-1.6cm" fo:margin-right="0cm" fo:text-indent="0cm" style:auto-text-indent="false" style:page-number="auto" fo:background-color="transparent"/>
      <style:text-properties officeooo:rsid="001a1743" officeooo:paragraph-rsid="001a1743"/>
    </style:style>
    <style:style style:name="P5" style:family="paragraph" style:parent-style-name="Standard">
      <loext:graphic-properties draw:fill="none"/>
      <style:paragraph-properties fo:margin-left="-1.6cm" fo:margin-right="0cm" fo:text-indent="0cm" style:auto-text-indent="false" fo:background-color="transparent"/>
      <style:text-properties officeooo:rsid="001a1743" officeooo:paragraph-rsid="001a1743"/>
    </style:style>
    <style:style style:name="P6" style:family="paragraph" style:parent-style-name="Standard">
      <loext:graphic-properties draw:fill="none"/>
      <style:paragraph-properties fo:margin-left="-1.6cm" fo:margin-right="0cm" fo:text-indent="0cm" style:auto-text-indent="false" fo:background-color="transparent"/>
      <style:text-properties officeooo:rsid="0025e6cc" officeooo:paragraph-rsid="0025e6cc"/>
    </style:style>
    <style:style style:name="P7" style:family="paragraph" style:parent-style-name="Standard">
      <loext:graphic-properties draw:fill="none"/>
      <style:paragraph-properties fo:margin-left="0cm" fo:margin-right="0cm" fo:text-indent="0cm" style:auto-text-indent="false" fo:background-color="transparent"/>
      <style:text-properties officeooo:rsid="001a1743" officeooo:paragraph-rsid="001a1743"/>
    </style:style>
    <style:style style:name="P8" style:family="paragraph" style:parent-style-name="Standard">
      <loext:graphic-properties draw:fill="none"/>
      <style:paragraph-properties fo:margin-left="0cm" fo:margin-right="0cm" fo:text-indent="0cm" style:auto-text-indent="false" fo:background-color="transparent"/>
      <style:text-properties officeooo:rsid="0020687f" officeooo:paragraph-rsid="0020687f"/>
    </style:style>
    <style:style style:name="P9" style:family="paragraph">
      <loext:graphic-properties draw:fill="none" draw:fill-color="#ffffff"/>
      <style:paragraph-properties style:writing-mode="lr-tb"/>
    </style:style>
    <style:style style:name="P10" style:family="paragraph">
      <style:paragraph-properties fo:text-align="center"/>
    </style:style>
    <style:style style:name="P11" style:family="paragraph">
      <loext:graphic-properties draw:fill="none"/>
    </style:style>
    <style:style style:name="P12" style:family="paragraph">
      <loext:graphic-properties draw:fill="none" draw:fill-color="#ffffff"/>
      <style:paragraph-properties style:writing-mode="lr-tb"/>
      <style:text-properties style:font-name="Lohit Bengali" fo:font-size="10pt" style:font-size-asian="10pt" style:font-size-complex="10pt"/>
    </style:style>
    <style:style style:name="P13" style:family="paragraph">
      <loext:graphic-properties draw:fill-color="#000000"/>
      <style:paragraph-properties fo:text-align="center"/>
    </style:style>
    <style:style style:name="P14" style:family="paragraph">
      <loext:graphic-properties draw:fill="none" draw:fill-color="#ffffff"/>
      <style:paragraph-properties style:writing-mode="lr-tb"/>
      <style:text-properties fo:font-size="8pt" style:text-underline-style="none" style:font-size-asian="8pt" style:font-size-complex="8pt"/>
    </style:style>
    <style:style style:name="P15" style:family="paragraph">
      <loext:graphic-properties draw:fill-color="#191919"/>
      <style:paragraph-properties fo:text-align="center"/>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text-properties fo:font-size="12pt" style:text-underline-style="solid" style:text-underline-width="auto" style:text-underline-color="font-color"/>
    </style:style>
    <style:style style:name="P18" style:family="paragraph">
      <loext:graphic-properties draw:fill="none" draw:fill-color="#ffffff"/>
      <style:paragraph-properties style:writing-mode="lr-tb"/>
      <style:text-properties fo:font-size="9pt" style:text-underline-style="none" style:font-size-asian="9pt" style:font-size-complex="9pt"/>
    </style:style>
    <style:style style:name="P19" style:family="paragraph">
      <style:paragraph-properties fo:text-align="center"/>
      <style:text-properties fo:font-size="12pt"/>
    </style:style>
    <style:style style:name="P20"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21" style:family="paragraph">
      <loext:graphic-properties draw:fill="none" draw:fill-color="#ffffff"/>
      <style:paragraph-properties style:writing-mode="lr-tb"/>
      <style:text-properties fo:font-size="12pt"/>
    </style:style>
    <style:style style:name="P22" style:family="paragraph">
      <loext:graphic-properties draw:fill="bitmap" draw:fill-color="#ffffff" draw:fill-image-name="Bitmap_20_1"/>
      <style:paragraph-properties style:writing-mode="lr-tb"/>
    </style:style>
    <style:style style:name="P23" style:family="paragraph">
      <loext:graphic-properties draw:fill="none" draw:fill-color="#fffffe"/>
    </style:style>
    <style:style style:name="P24" style:family="paragraph">
      <loext:graphic-properties draw:fill="none" draw:fill-color="#ffffff"/>
      <style:paragraph-properties style:writing-mode="lr-tb"/>
      <style:text-properties style:text-underline-style="solid" style:text-underline-width="auto" style:text-underline-color="font-color"/>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style:font-name="Lohit Bengali" fo:font-size="10pt" style:font-size-asian="10pt" style:font-size-complex="10pt"/>
    </style:style>
    <style:style style:name="T4" style:family="text">
      <style:text-properties fo:font-size="8pt" style:text-underline-style="none" style:font-size-asian="8pt" style:font-size-complex="8pt"/>
    </style:style>
    <style:style style:name="T5" style:family="text">
      <style:text-properties fo:font-size="12pt" style:text-underline-style="solid" style:text-underline-width="auto" style:text-underline-color="font-color"/>
    </style:style>
    <style:style style:name="T6" style:family="text">
      <style:text-properties fo:font-size="12pt" style:text-underline-style="none"/>
    </style:style>
    <style:style style:name="T7" style:family="text">
      <style:text-properties fo:font-size="9pt" style:text-underline-style="none" style:font-size-asian="9pt" style:font-size-complex="9pt"/>
    </style:style>
    <style:style style:name="T8" style:family="text">
      <style:text-properties fo:font-size="12pt"/>
    </style:style>
    <style:style style:name="T9" style:family="text">
      <style:text-properties fo:font-size="14pt" fo:font-weight="bold" style:font-size-asian="14pt" style:font-weight-asian="bold" style:font-size-complex="14pt" style:font-weight-complex="bold"/>
    </style:style>
    <style:style style:name="T10" style:family="text">
      <style:text-properties style:text-underline-style="none"/>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7.9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none" draw:textarea-horizontal-align="justify" draw:textarea-vertical-align="middle" draw:auto-grow-height="false" fo:min-height="9.204cm" fo:min-width="19.7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9.5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none" draw:textarea-horizontal-align="justify" draw:textarea-vertical-align="middle" draw:auto-grow-height="false" fo:min-height="1.875cm" fo:min-width="1.9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191919" draw:textarea-horizontal-align="justify" draw:textarea-vertical-align="middle" draw:auto-grow-height="false" fo:min-height="0.101cm" fo:min-width="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000000" draw:textarea-horizontal-align="justify" draw:textarea-vertical-align="middle" draw:auto-grow-height="false" fo:min-height="0.12cm" fo:min-width="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000000" draw:fill="none" draw:textarea-horizontal-align="justify" draw:textarea-vertical-align="middle" draw:auto-grow-height="false" fo:min-height="1.309cm" fo:min-width="1.3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000000" draw:fill="none" draw:textarea-horizontal-align="justify" draw:textarea-vertical-align="middle" draw:auto-grow-height="false" fo:min-height="1.326cm" fo:min-width="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color="#191919" draw:textarea-horizontal-align="justify" draw:textarea-vertical-align="middle" draw:auto-grow-height="false" fo:min-height="0.101cm" fo:min-width="0.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000000" draw:fill="none" draw:textarea-horizontal-align="justify" draw:textarea-vertical-align="middle" draw:auto-grow-height="false" fo:min-height="1.312cm" fo:min-width="1.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color="#000000" draw:fill="none" draw:textarea-horizontal-align="justify" draw:textarea-vertical-align="middle" draw:auto-grow-height="false" fo:min-height="1.328cm" fo:min-width="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9.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8.7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color="#000000" draw:fill-color="#19191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000000" draw:fill="none" draw:textarea-horizontal-align="justify" draw:textarea-vertical-align="middle" draw:auto-grow-height="false" fo:min-height="2.831cm" fo:min-width="19.7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width="0.028cm" svg:stroke-color="#000000" draw:marker-start-width="0.395cm" draw:marker-end-width="0.395cm" draw:fill="none" draw:textarea-horizontal-align="justify" draw:textarea-vertical-align="middle" draw:auto-grow-height="false" fo:min-height="0.96cm" fo:min-width="8.8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4.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bitmap" draw:fill-color="#ffffff" draw:fill-image-name="Bitmap_20_1" fo:min-height="4.6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000000" draw:fill="none" draw:fill-color="#fffffe" draw:textarea-horizontal-align="justify" draw:textarea-vertical-align="middle" draw:auto-grow-height="false" fo:min-height="11.421cm" fo:min-width="19.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vg:stroke-color="#000000" draw:fill="none" draw:textarea-horizontal-align="justify" draw:textarea-vertical-align="middle" draw:auto-grow-height="false" fo:min-height="10.419cm" fo:min-width="19.7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000000" draw:fill="none" draw:textarea-horizontal-align="justify" draw:textarea-vertical-align="middle" draw:auto-grow-height="false" fo:min-height="9.432cm" fo:min-width="19.7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028cm" svg:stroke-color="#000000" draw:marker-start-width="0.395cm" draw:marker-end-width="0.395cm" draw:fill="none" draw:textarea-horizontal-align="justify" draw:textarea-vertical-align="middle" draw:auto-grow-height="false" fo:min-height="0.96cm" fo:min-width="8.8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width="0.028cm" svg:stroke-color="#000000" draw:marker-start-width="0.395cm" draw:marker-end-width="0.395cm" draw:fill="none" draw:textarea-horizontal-align="justify" draw:textarea-vertical-align="middle" draw:auto-grow-height="false" fo:min-height="0.988cm" fo:min-width="8.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draw:custom-shape text:anchor-type="paragraph" draw:z-index="8" draw:name="Forme8" draw:style-name="gr34" draw:text-style-name="P11" svg:width="8.891cm" svg:height="0.989cm" svg:x="3.856cm" svg:y="0.131cm"><text:p/><draw:enhanced-geometry svg:viewBox="0 0 21600 21600" draw:type="rectangle" draw:enhanced-path="M 0 0 L 21600 0 21600 21600 0 21600 0 0 Z N"/></draw:custom-shape><draw:frame text:anchor-type="paragraph" draw:z-index="9" draw:name="Forme9" draw:style-name="gr23" draw:text-style-name="P20" svg:width="3.467cm" svg:height="0.645cm" svg:x="7.031cm" svg:y="0.342cm"><draw:text-box><text:p><text:span text:style-name="T9">Étape 1 :</text:span></text:p></draw:text-box></draw:frame></text:p>
      <text:p text:style-name="Standard"/>
      <text:p text:style-name="Standard"><draw:custom-shape text:anchor-type="paragraph" draw:z-index="0" draw:name="Forme1" draw:style-name="gr28" draw:text-style-name="P23" svg:width="19.767cm" svg:height="11.422cm" svg:x="-1.277cm" svg:y="0.145cm"><text:p/><draw:enhanced-geometry svg:viewBox="0 0 21600 21600" draw:mirror-horizontal="false" draw:mirror-vertical="false" draw:type="rectangle" draw:enhanced-path="M 0 0 L 21600 0 21600 21600 0 21600 0 0 Z N"/></draw:custom-shape><draw:line text:anchor-type="paragraph" draw:z-index="1" draw:name="Forme2" draw:style-name="gr2" draw:text-style-name="P10" svg:x1="6.564cm" svg:y1="11.566cm" svg:x2="6.555cm" svg:y2="0.145cm"><text:p/></draw:line><draw:frame text:anchor-type="paragraph" draw:z-index="7" draw:name="Forme7" draw:style-name="gr25" draw:text-style-name="P9" svg:width="8.018cm" svg:height="0.689cm" svg:x="8.698cm" svg:y="0.4cm"><draw:text-box><text:p><text:tab/>EXEMPLE GRAPHIQUE</text:p></draw:text-box></draw:frame></text:p>
      <text:p text:style-name="Standard"><draw:frame text:anchor-type="paragraph" draw:z-index="3" draw:name="Forme4" draw:style-name="gr27" draw:text-style-name="P22" svg:width="6.615cm" svg:height="4.612cm" svg:x="-1.041cm" svg:y="0.191cm"><draw:text-box><text:p><text:span text:style-name="T2">Avant</text:span><text:span text:style-name="T10">:</text:span></text:p><text:p><text:span text:style-name="T11">L’affichage était très peu fluide <text:s/>car il s’actualisait à chaque fois qu’une personne été déplacer </text:span></text:p><text:p><text:span text:style-name="T12"/></text:p></draw:text-box></draw:frame></text:p>
      <text:p text:style-name="Standard"><draw:line text:anchor-type="paragraph" draw:z-index="6" draw:name="Forme6" draw:style-name="gr2" draw:text-style-name="P10" svg:x1="6.546cm" svg:y1="0.432cm" svg:x2="18.489cm" svg:y2="0.432cm"><text:p/></draw:line></text:p>
      <text:p text:style-name="Standard"/>
      <text:p text:style-name="Standard"/>
      <text:p text:style-name="Standard"/>
      <text:p text:style-name="Standard"><draw:frame draw:style-name="fr1" draw:name="Objet3" text:anchor-type="char" svg:x="6.775cm" svg:y="0.363cm" svg:width="11.716cm" svg:height="6.59cm" draw:z-index="5"><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
      <text:p text:style-name="Standard"><draw:line text:anchor-type="paragraph" draw:z-index="2" draw:name="Forme3" draw:style-name="gr2" draw:text-style-name="P19" svg:x1="-1.26cm" svg:y1="0.145cm" svg:x2="6.565cm" svg:y2="0.145cm"><text:p/></draw:line></text:p>
      <text:p text:style-name="Standard"><draw:frame text:anchor-type="paragraph" draw:z-index="4" draw:name="Forme5" draw:style-name="gr26" draw:text-style-name="P21" svg:width="7.226cm" svg:height="4.744cm" svg:x="-1.041cm" svg:y="0.213cm"><draw:text-box><text:p><text:span text:style-name="T8">Après : Cette étape a permis d’afficher les personnes seulement après que tout est fait leurs déplacements.</text:span></text:p></draw:text-box></draw:frame></text:p>
      <text:p text:style-name="Standard"/>
      <text:p text:style-name="Standard"/>
      <text:p text:style-name="Standard"/>
      <text:p text:style-name="Standard"/>
      <text:p text:style-name="P2"/>
      <text:p text:style-name="P3"/>
      <text:p text:style-name="P2"/>
      <text:p text:style-name="P2"/>
      <text:p text:style-name="P2"/>
      <text:p text:style-name="P2"><draw:custom-shape text:anchor-type="paragraph" draw:z-index="10" draw:name="Forme10" draw:style-name="gr22" draw:text-style-name="P11" svg:width="19.765cm" svg:height="2.832cm" svg:x="-1.277cm" svg:y="0.855cm"><text:p/><draw:enhanced-geometry svg:viewBox="0 0 21600 21600" draw:type="rectangle" draw:enhanced-path="M 0 0 L 21600 0 21600 21600 0 21600 0 0 Z N"/></draw:custom-shape><draw:frame text:anchor-type="paragraph" draw:z-index="11" draw:name="Forme11" draw:style-name="gr33" draw:text-style-name="P9" svg:width="19.262cm" svg:height="2.117cm" svg:x="-1.092cm" svg:y="1.252cm"><draw:text-box><text:p>Explication : <text:span text:style-name="T8"><text:s/>on a sorti le « draw(scene,font,persons) » de la boucle for ,ce qui a permis d’afficher seulement après avoir déplacé toutes les personnes.</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draw:custom-shape text:anchor-type="paragraph" draw:z-index="19" draw:name="Forme8_0" draw:style-name="gr32" draw:text-style-name="P11" svg:width="8.891cm" svg:height="0.989cm" svg:x="3.856cm" svg:y="0.146cm"><text:p/><draw:enhanced-geometry svg:viewBox="0 0 21600 21600" draw:type="rectangle" draw:enhanced-path="M 0 0 L 21600 0 21600 21600 0 21600 0 0 Z N"/></draw:custom-shape><draw:frame text:anchor-type="paragraph" draw:z-index="20" draw:name="Forme9_0" draw:style-name="gr23" draw:text-style-name="P20" svg:width="3.467cm" svg:height="0.645cm" svg:x="6.74cm" svg:y="0.305cm"><draw:text-box><text:p><text:span text:style-name="T9">Étape 2 :</text:span></text:p></draw:text-box></draw:frame></text:p>
      <text:p text:style-name="P2"/>
      <text:p text:style-name="P2"><draw:custom-shape text:anchor-type="paragraph" draw:z-index="12" draw:name="Forme1_0" draw:style-name="gr28" draw:text-style-name="P23" svg:width="19.767cm" svg:height="11.422cm" svg:x="-1.277cm" svg:y="0.161cm"><text:p/><draw:enhanced-geometry svg:viewBox="0 0 21600 21600" draw:mirror-horizontal="false" draw:mirror-vertical="false" draw:type="rectangle" draw:enhanced-path="M 0 0 L 21600 0 21600 21600 0 21600 0 0 Z N"/></draw:custom-shape><draw:line text:anchor-type="paragraph" draw:z-index="13" draw:name="Forme2_0" draw:style-name="gr2" draw:text-style-name="P10" svg:x1="6.564cm" svg:y1="11.582cm" svg:x2="6.555cm" svg:y2="0.161cm"><text:p/></draw:line><draw:line text:anchor-type="paragraph" draw:z-index="14" draw:name="Forme3_0" draw:style-name="gr2" draw:text-style-name="P19" svg:x1="-1.26cm" svg:y1="0.161cm" svg:x2="6.565cm" svg:y2="0.161cm"><text:p/></draw:line><draw:frame text:anchor-type="paragraph" draw:z-index="18" draw:name="Forme7_0" draw:style-name="gr25" draw:text-style-name="P9" svg:width="8.018cm" svg:height="0.689cm" svg:x="8.936cm" svg:y="0.474cm"><draw:text-box><text:p><text:tab/>EXEMPLE GRAPHIQUE</text:p></draw:text-box></draw:frame></text:p>
      <text:p text:style-name="P2"><draw:frame text:anchor-type="paragraph" draw:z-index="15" draw:name="Forme4_0" draw:style-name="gr27" draw:text-style-name="P22" svg:width="6.615cm" svg:height="4.612cm" svg:x="-1.041cm" svg:y="0.275cm"><draw:text-box><text:p><text:span text:style-name="T2">Avant</text:span><text:span text:style-name="T10">:</text:span></text:p><text:p><text:span text:style-name="T11">Dans la fonction circleCollision()</text:span></text:p><text:p><text:span text:style-name="T11">Les calcules de racine, cosinus, et sinus sont lourds(calcule complexes et longs) .</text:span></text:p></draw:text-box></draw:frame></text:p>
      <text:p text:style-name="P2"><draw:line text:anchor-type="paragraph" draw:z-index="17" draw:name="Forme6_0" draw:style-name="gr2" draw:text-style-name="P10" svg:x1="6.546cm" svg:y1="0.374cm" svg:x2="18.489cm" svg:y2="0.374cm"><text:p/></draw:line></text:p>
      <text:p text:style-name="P2"/>
      <text:p text:style-name="P2"/>
      <text:p text:style-name="P2"/>
      <text:p text:style-name="P2"><draw:frame draw:style-name="fr1" draw:name="Objet1" text:anchor-type="char" svg:x="6.652cm" svg:y="0.053cm" svg:width="11.652cm" svg:height="6.853cm" draw:z-index="23"><draw:object xlink:href="./Object 1" xlink:type="simple" xlink:show="embed" xlink:actuate="onLoad"/><draw:image xlink:href="./ObjectReplacements/Object 1" xlink:type="simple" xlink:show="embed" xlink:actuate="onLoad"/></draw:frame></text:p>
      <text:p text:style-name="P2"/>
      <text:p text:style-name="P2"/>
      <text:p text:style-name="P2"><draw:frame text:anchor-type="paragraph" draw:z-index="16" draw:name="Forme5_0" draw:style-name="gr26" draw:text-style-name="P21" svg:width="7.226cm" svg:height="4.744cm" svg:x="-0.882cm" svg:y="2.092cm"><draw:text-box><text:p><text:span text:style-name="T8">Après :Après : on a remplacé les fonctions cosinus et sinus qui été trop compliqué pour les remplacer par un calcul de distance entre les deux centres des cercles. On a aussi enlevé les racines via un rajout de ² qui a permis d’éviter les racines </text:span></text:p></draw:text-box></draw:frame><draw:line text:anchor-type="paragraph" draw:z-index="22" draw:name="Forme3_1" draw:style-name="gr2" draw:text-style-name="P19" svg:x1="-1.264cm" svg:y1="1.503cm" svg:x2="6.563cm" svg:y2="1.503cm"><text:p/></draw:line></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custom-shape text:anchor-type="paragraph" draw:z-index="21" draw:name="Forme10_0" draw:style-name="gr31" draw:text-style-name="P11" svg:width="19.765cm" svg:height="9.432cm" svg:x="-1.275cm" svg:y="0.385cm"><text:p/><draw:enhanced-geometry svg:viewBox="0 0 21600 21600" draw:type="rectangle" draw:enhanced-path="M 0 0 L 21600 0 21600 21600 0 21600 0 0 Z N"/></draw:custom-shape><draw:line text:anchor-type="paragraph" draw:z-index="63" draw:name="Forme20" draw:style-name="gr2" draw:text-style-name="P10" svg:x1="9.174cm" svg:y1="0.385cm" svg:x2="9.174cm" svg:y2="9.817cm"><text:p/></draw:line></text:p>
      <text:p text:style-name="P6"><draw:frame text:anchor-type="paragraph" draw:z-index="64" draw:name="Forme21" draw:style-name="gr17" draw:text-style-name="P17" svg:width="8.758cm" svg:height="8.785cm" svg:x="9.412cm" svg:y="0.28cm"><draw:text-box><text:p><text:span text:style-name="T5">Argumentation :</text:span></text:p><text:p><text:span text:style-name="T5"/></text:p><text:p><text:span text:style-name="T6">Pour régler le problème de l’étape 1, il fallait revoir les cosinus et sinus mais aussi les racines carrés qui nous dérangeais en simplifiant le code. </text:span></text:p><text:p><text:span text:style-name="T6"/></text:p><text:p><text:span text:style-name="T6">On a tout simplement dis que si l’écart (d) et inférieur ou égale au diamètre d’un cercle alors il y a collision. </text:span></text:p></draw:text-box></draw:frame><draw:frame text:anchor-type="paragraph" draw:z-index="65" draw:name="Forme22" draw:style-name="gr16" draw:text-style-name="P12" svg:width="9.737cm" svg:height="9.051cm" svg:x="-0.88cm" svg:y="0.201cm"><draw:text-box><text:p><text:span text:style-name="T3">def circleCollision(c1, c2):</text:span></text:p><text:p><text:span text:style-name="T3"><text:s text:c="4"/></text:span><text:span text:style-name="T3">'''</text:span></text:p><text:p><text:span text:style-name="T3"><text:s text:c="4"/></text:span><text:span text:style-name="T3">Determines if two circles intersect or not</text:span></text:p><text:p><text:span text:style-name="T3"><text:s text:c="4"/></text:span><text:span text:style-name="T3">'''</text:span></text:p><text:p><text:span text:style-name="T3"><text:s text:c="4"/></text:span><text:span text:style-name="T3">angle = 0</text:span></text:p><text:p><text:span text:style-name="T3"><text:s text:c="4"/></text:span><text:span text:style-name="T3">while(angle&lt;3.1415926*2):</text:span></text:p><text:p><text:span text:style-name="T3"><text:s text:c="7"/></text:span></text:p><text:p><text:span text:style-name="T3"><text:s text:c="6"/></text:span></text:p><text:p><text:span text:style-name="T3"><text:s text:c="8"/></text:span><text:span text:style-name="T3">dx = c2[0] - c1[1]</text:span></text:p><text:p><text:span text:style-name="T3"><text:s text:c="8"/></text:span><text:span text:style-name="T3">dy = <text:s/>c2[1]-c1[0]</text:span></text:p><text:p><text:span text:style-name="T3"><text:s text:c="8"/></text:span><text:span text:style-name="T3">d =dx ** 2 + dy ** 2</text:span></text:p><text:p><text:span text:style-name="T3"><text:s text:c="3"/></text:span></text:p><text:p><text:span text:style-name="T3"><text:s text:c="8"/></text:span><text:span text:style-name="T3">if d &lt; constants.PERSON_RADIUS **2:</text:span></text:p><text:p><text:span text:style-name="T3"><text:s text:c="12"/></text:span><text:span text:style-name="T3">return True</text:span></text:p><text:p><text:span text:style-name="T3"><text:s text:c="8"/></text:span><text:span text:style-name="T3">we loop around c1</text:span></text:p><text:p><text:span text:style-name="T3"><text:s text:c="8"/></text:span><text:span text:style-name="T3">angle = angle + 0.1</text:span></text:p><text:p><text:span text:style-name="T3"/></text:p><text:p><text:span text:style-name="T3"><text:s text:c="4"/></text:span><text:span text:style-name="T3"># no collision detected: c1 and c2 do not intersect</text:span></text:p><text:p><text:span text:style-name="T3"><text:s text:c="4"/></text:span><text:span text:style-name="T3">return False</text:span></text:p></draw:text-box></draw:frame>­</text:p>
      <text:p text:style-name="P5"/>
      <text:p text:style-name="P5"/>
      <text:p text:style-name="P5"/>
      <text:p text:style-name="P5"/>
      <text:p text:style-name="P5"/>
      <text:p text:style-name="P5"/>
      <text:p text:style-name="P5"/>
      <text:p text:style-name="P5"/>
      <text:p text:style-name="P5"/>
      <text:p text:style-name="P5"/>
      <text:p text:style-name="P8"><draw:line text:anchor-type="paragraph" draw:z-index="80" draw:name="Forme24" draw:style-name="gr2" draw:text-style-name="P10" svg:x1="9.174cm" svg:y1="0.261cm" svg:x2="18.382cm" svg:y2="0.235cm"><text:p/></draw:line></text:p>
      <text:p text:style-name="P5"/>
      <text:p text:style-name="P5"><draw:frame text:anchor-type="paragraph" draw:z-index="62" draw:name="Forme19" draw:style-name="gr18" draw:text-style-name="P18" svg:width="1.204cm" svg:height="1.451cm" svg:x="15.725cm" svg:y="0.312cm"><draw:text-box><text:p><text:span text:style-name="T7"><text:s/></text:span><text:span text:style-name="T7">collision</text:span></text:p></draw:text-box></draw:frame><draw:custom-shape text:anchor-type="paragraph" draw:z-index="50" draw:name="Forme13" draw:style-name="gr14" draw:text-style-name="P16" svg:width="1.908cm" svg:height="1.853cm" svg:x="12.056cm" svg:y="0.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1" draw:name="Forme18" draw:style-name="gr8" draw:text-style-name="P14" svg:width="2.184cm" svg:height="0.966cm" svg:x="10.19cm" svg:y="0.141cm"><draw:text-box><text:p><text:span text:style-name="T4">Pas de collision</text:span></text:p></draw:text-box></draw:frame></text:p>
      <text:p text:style-name="P5"><draw:frame text:anchor-type="paragraph" draw:z-index="60" draw:name="Forme17_0" draw:style-name="gr19" draw:text-style-name="P9" svg:width="0.271cm" svg:height="0.489cm" svg:x="16.178cm" svg:y="0.392cm"><draw:text-box><text:p>d</text:p></draw:text-box></draw:frame><draw:custom-shape text:anchor-type="paragraph" draw:z-index="56" draw:name="Forme13_0" draw:style-name="gr11" draw:text-style-name="P16" svg:width="1.904cm" svg:height="1.849cm" svg:x="16.267cm" svg:y="0.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Forme12_0" draw:style-name="gr12" draw:text-style-name="P16" svg:width="1.932cm" svg:height="1.874cm" svg:x="14.335cm" svg:y="0.3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Forme15" draw:style-name="gr10" draw:text-style-name="P13" svg:width="0.17cm" svg:height="0.167cm" svg:x="12.912cm" svg:y="0.4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custom-shape text:anchor-type="paragraph" draw:z-index="57" draw:name="Forme15_0" draw:style-name="gr10" draw:text-style-name="P13" svg:width="0.17cm" svg:height="0.167cm" svg:x="17.131cm" svg:y="0.7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Forme14_0" draw:style-name="gr9" draw:text-style-name="P15" svg:width="0.149cm" svg:height="0.144cm" svg:x="15.226cm" svg:y="0.7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59" draw:name="Forme16_0" draw:style-name="gr20" draw:text-style-name="P15" svg:x1="15.294cm" svg:y1="0.789cm" svg:x2="17.233cm" svg:y2="0.885cm"><text:p/></draw:line><draw:custom-shape text:anchor-type="paragraph" draw:z-index="49" draw:name="Forme12" draw:style-name="gr15" draw:text-style-name="P16" svg:width="1.932cm" svg:height="1.876cm" svg:x="9.285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Forme14" draw:style-name="gr13" draw:text-style-name="P15" svg:width="0.151cm" svg:height="0.144cm" svg:x="10.109cm" svg:y="1.0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3" draw:name="Forme16" draw:style-name="gr20" draw:text-style-name="P15" svg:x1="10.176cm" svg:y1="1.093cm" svg:x2="12.981cm" svg:y2="0.068cm"><text:p/></draw:line><draw:frame text:anchor-type="paragraph" draw:z-index="54" draw:name="Forme17" draw:style-name="gr19" draw:text-style-name="P9" svg:width="0.357cm" svg:height="0.489cm" svg:x="11.391cm" svg:y="0.171cm"><draw:text-box><text:p>d</text:p></draw:text-box></draw:frame></text:p>
      <text:p text:style-name="P5"><text:soft-page-break/></text:p>
      <text:p text:style-name="P5"/>
      <text:p text:style-name="P5"/>
      <text:p text:style-name="P5"><draw:custom-shape text:anchor-type="paragraph" draw:z-index="31" draw:name="Forme8_1" draw:style-name="gr24" draw:text-style-name="P11" svg:width="8.891cm" svg:height="0.989cm" svg:x="3.628cm" svg:y="0.132cm"><text:p/><draw:enhanced-geometry svg:viewBox="0 0 21600 21600" draw:type="rectangle" draw:enhanced-path="M 0 0 L 21600 0 21600 21600 0 21600 0 0 Z N"/></draw:custom-shape><draw:frame text:anchor-type="paragraph" draw:z-index="32" draw:name="Forme9_1" draw:style-name="gr23" draw:text-style-name="P20" svg:width="3.467cm" svg:height="0.645cm" svg:x="6.565cm" svg:y="0.476cm"><draw:text-box><text:p><text:span text:style-name="T9">Étape 3 :</text:span></text:p></draw:text-box></draw:frame></text:p>
      <text:p text:style-name="P5"/>
      <text:p text:style-name="P5"><draw:line text:anchor-type="paragraph" draw:z-index="25" draw:name="Forme2_1" draw:style-name="gr2" draw:text-style-name="P10" svg:x1="6.564cm" svg:y1="11.582cm" svg:x2="6.555cm" svg:y2="0.161cm"><text:p/></draw:line><draw:line text:anchor-type="paragraph" draw:z-index="26" draw:name="Forme3_2" draw:style-name="gr2" draw:text-style-name="P19" svg:x1="-1.26cm" svg:y1="0.161cm" svg:x2="6.565cm" svg:y2="0.161cm"><text:p/></draw:line><draw:frame text:anchor-type="paragraph" draw:z-index="27" draw:name="Forme4_1" draw:style-name="gr27" draw:text-style-name="P22" svg:width="6.615cm" svg:height="4.612cm" svg:x="-1.041cm" svg:y="0.921cm"><draw:text-box><text:p><text:span text:style-name="T2">Avant</text:span><text:span text:style-name="T10">:</text:span></text:p><text:p><text:span text:style-name="T11">Malgré les changements de l’étape 2 le calcule reste complexe</text:span></text:p><text:p><text:span text:style-name="T10"/></text:p><text:p><text:span text:style-name="T12"/></text:p></draw:text-box></draw:frame><draw:line text:anchor-type="paragraph" draw:z-index="29" draw:name="Forme6_1" draw:style-name="gr2" draw:text-style-name="P10" svg:x1="6.546cm" svg:y1="1.503cm" svg:x2="18.489cm" svg:y2="1.503cm"><text:p/></draw:line><draw:frame text:anchor-type="paragraph" draw:z-index="30" draw:name="Forme7_1" draw:style-name="gr25" draw:text-style-name="P9" svg:width="8.018cm" svg:height="0.689cm" svg:x="8.936cm" svg:y="0.474cm"><draw:text-box><text:p><text:tab/>EXEMPLE GRAPHIQUE</text:p></draw:text-box></draw:frame><draw:line text:anchor-type="paragraph" draw:z-index="35" draw:name="Forme3_3" draw:style-name="gr2" draw:text-style-name="P19" svg:x1="-1.278cm" svg:y1="6.001cm" svg:x2="6.549cm" svg:y2="6.001cm"><text:p/></draw:line><draw:custom-shape text:anchor-type="paragraph" draw:z-index="24" draw:name="Forme1_1" draw:style-name="gr28" draw:text-style-name="P23" svg:width="19.767cm" svg:height="11.422cm" svg:x="-1.277cm" svg:y="0.161cm"><text:p/><draw:enhanced-geometry svg:viewBox="0 0 21600 21600" draw:mirror-horizontal="false" draw:mirror-vertical="false" draw:type="rectangle" draw:enhanced-path="M 0 0 L 21600 0 21600 21600 0 21600 0 0 Z N"/></draw:custom-shape></text:p>
      <text:p text:style-name="P5"><draw:custom-shape text:anchor-type="paragraph" draw:z-index="33" draw:name="Forme10_1" draw:style-name="gr30" draw:text-style-name="P11" svg:width="19.765cm" svg:height="10.42cm" svg:x="-1.277cm" svg:y="11.095cm"><text:p/><draw:enhanced-geometry svg:viewBox="0 0 21600 21600" draw:type="rectangle" draw:enhanced-path="M 0 0 L 21600 0 21600 21600 0 21600 0 0 Z N"/></draw:custom-shape><draw:custom-shape text:anchor-type="paragraph" draw:z-index="66" draw:name="Forme12_1" draw:style-name="gr15" draw:text-style-name="P16" svg:width="1.932cm" svg:height="1.876cm" svg:x="9.126cm" svg:y="18.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Forme13_1" draw:style-name="gr14" draw:text-style-name="P16" svg:width="1.908cm" svg:height="1.853cm" svg:x="11.779cm" svg:y="18.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Forme15_1" draw:style-name="gr10" draw:text-style-name="P13" svg:width="0.17cm" svg:height="0.167cm" svg:x="12.635cm" svg:y="19.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e14_1" draw:style-name="gr13" draw:text-style-name="P15" svg:width="0.151cm" svg:height="0.144cm" svg:x="9.95cm" svg:y="19.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12_2" draw:style-name="gr12" draw:text-style-name="P16" svg:width="1.932cm" svg:height="1.874cm" svg:x="14.176cm" svg:y="18.7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Forme13_2" draw:style-name="gr11" draw:text-style-name="P16" svg:width="1.904cm" svg:height="1.849cm" svg:x="16.108cm" svg:y="18.7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Forme15_2" draw:style-name="gr10" draw:text-style-name="P13" svg:width="0.17cm" svg:height="0.167cm" svg:x="16.984cm" svg:y="19.6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Forme14_2" draw:style-name="gr9" draw:text-style-name="P15" svg:width="0.149cm" svg:height="0.144cm" svg:x="15.032cm" svg:y="19.62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75" draw:name="Forme19_0" draw:style-name="gr7" draw:text-style-name="P14" svg:width="1.204cm" svg:height="0.567cm" svg:x="15.625cm" svg:y="17.914cm"><draw:text-box><text:p><text:span text:style-name="T4"><text:s/></text:span><text:span text:style-name="T4">collision</text:span></text:p></draw:text-box></draw:frame><draw:frame text:anchor-type="paragraph" draw:z-index="74" draw:name="Forme18_0" draw:style-name="gr8" draw:text-style-name="P14" svg:width="2.184cm" svg:height="0.966cm" svg:x="9.984cm" svg:y="17.233cm"><draw:text-box><text:p><text:span text:style-name="T4">Pas de collision</text:span></text:p></draw:text-box></draw:frame><draw:custom-shape text:anchor-type="paragraph" draw:z-index="76" draw:name="Forme23" draw:style-name="gr6" draw:text-style-name="P11" svg:width="1.932cm" svg:height="1.876cm" svg:x="9.126cm" svg:y="18.567cm"><text:p/><draw:enhanced-geometry svg:viewBox="0 0 21600 21600" draw:type="rectangle" draw:enhanced-path="M 0 0 L 21600 0 21600 21600 0 21600 0 0 Z N"/></draw:custom-shape><draw:custom-shape text:anchor-type="paragraph" draw:z-index="77" draw:name="Forme23_0" draw:style-name="gr6" draw:text-style-name="P11" svg:width="1.932cm" svg:height="1.876cm" svg:x="11.779cm" svg:y="18.198cm"><text:p/><draw:enhanced-geometry svg:viewBox="0 0 21600 21600" draw:type="rectangle" draw:enhanced-path="M 0 0 L 21600 0 21600 21600 0 21600 0 0 Z N"/></draw:custom-shape><draw:custom-shape text:anchor-type="paragraph" draw:z-index="78" draw:name="Forme23_1" draw:style-name="gr6" draw:text-style-name="P11" svg:width="1.932cm" svg:height="1.876cm" svg:x="14.176cm" svg:y="18.791cm"><text:p/><draw:enhanced-geometry svg:viewBox="0 0 21600 21600" draw:type="rectangle" draw:enhanced-path="M 0 0 L 21600 0 21600 21600 0 21600 0 0 Z N"/></draw:custom-shape><draw:custom-shape text:anchor-type="paragraph" draw:z-index="79" draw:name="Forme23_2" draw:style-name="gr6" draw:text-style-name="P11" svg:width="1.932cm" svg:height="1.876cm" svg:x="16.08cm" svg:y="18.791cm"><text:p/><draw:enhanced-geometry svg:viewBox="0 0 21600 21600" draw:type="rectangle" draw:enhanced-path="M 0 0 L 21600 0 21600 21600 0 21600 0 0 Z N"/></draw:custom-shape><draw:line text:anchor-type="paragraph" draw:z-index="81" draw:name="Forme25" draw:style-name="gr5" draw:text-style-name="P13" svg:x1="8.327cm" svg:y1="11.095cm" svg:x2="8.353cm" svg:y2="21.514cm"><text:p/></draw:line><draw:frame text:anchor-type="paragraph" draw:z-index="34" draw:name="Forme11_1" draw:style-name="gr29" draw:text-style-name="P24" svg:width="8.838cm" svg:height="5.501cm" svg:x="8.565cm" svg:y="11.428cm"><draw:text-box><text:p><text:span text:style-name="T2">Explication :</text:span></text:p><text:p><text:span text:style-name="T10"/></text:p><text:p><text:span text:style-name="T10">Le calcul d’intersection de bounting box est plus efficace que le calcul d’intersection entre les cercles eux-mêmes comme on peut le voir sur le graphique.</text:span></text:p><text:p><text:span text:style-name="T10"/></text:p><text:p><text:span text:style-name="T10"/></text:p></draw:text-box></draw:frame><draw:frame text:anchor-type="paragraph" draw:z-index="82" draw:name="Forme26" draw:style-name="gr4" draw:text-style-name="P12" svg:width="6.774cm" svg:height="9.6cm" svg:x="0.575cm" svg:y="11.915cm"><draw:text-box><text:p><text:span text:style-name="T3">def circleCollision(c1, c2):</text:span></text:p><text:p><text:span text:style-name="T3"><text:s text:c="4"/></text:span><text:span text:style-name="T3">'''</text:span></text:p><text:p><text:span text:style-name="T3"><text:s text:c="4"/></text:span><text:span text:style-name="T3">Determines if two circles intersect or not</text:span></text:p><text:p><text:span text:style-name="T3"><text:s text:c="4"/></text:span><text:span text:style-name="T3">'''</text:span></text:p><text:p><text:span text:style-name="T3"><text:s text:c="4"/></text:span><text:span text:style-name="T3">dx = c1[0] - c2[0]</text:span></text:p><text:p><text:span text:style-name="T3"><text:s text:c="4"/></text:span><text:span text:style-name="T3">dy = c1[1] - c2[1]</text:span></text:p><text:p><text:span text:style-name="T3"/></text:p><text:p><text:span text:style-name="T3"><text:s text:c="4"/></text:span><text:span text:style-name="T3">d = math.hypot(dx,dy)</text:span></text:p><text:p><text:span text:style-name="T3"/></text:p><text:p><text:span text:style-name="T3"><text:s text:c="4"/></text:span><text:span text:style-name="T3">if d &lt; constants.PERSON_RADIUS*2:</text:span></text:p><text:p><text:span text:style-name="T3"><text:s text:c="8"/></text:span><text:span text:style-name="T3">return True</text:span></text:p><text:p><text:span text:style-name="T3"><text:s text:c="4"/></text:span><text:span text:style-name="T3">else:</text:span></text:p><text:p><text:span text:style-name="T3"><text:s text:c="8"/></text:span><text:span text:style-name="T3">return False</text:span></text:p></draw:text-box></draw:frame><draw:frame text:anchor-type="paragraph" draw:z-index="28" draw:name="Forme5_1" draw:style-name="gr26" draw:text-style-name="P21" svg:width="7.226cm" svg:height="4.744cm" svg:x="-0.979cm" svg:y="5.906cm"><draw:text-box><text:p><text:span text:style-name="T8">Après : </text:span></text:p><text:p><text:span text:style-name="T8"/></text:p><text:p><text:span text:style-name="T8">En modifiant le programme, nous avons eu une hausse de FPS après avoir ajouter une bounding box qui consiste à ajouté une «hit box » carré au personne pour facilité le calcul</text:span></text:p></draw:text-box></draw:frame><draw:frame draw:style-name="fr1" draw:name="Objet2" text:anchor-type="char" svg:x="6.632cm" svg:y="2.217cm" svg:width="11.698cm" svg:height="8.165cm" draw:z-index="36"><draw:object xlink:href="./Object 2" xlink:type="simple" xlink:show="embed" xlink:actuate="onLoad"/><draw:image xlink:href="./ObjectReplacements/Object 2"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text:soft-page-break/></text:p>
      <text:p text:style-name="P5"><draw:custom-shape text:anchor-type="paragraph" draw:z-index="44" draw:name="Forme8_2" draw:style-name="gr24" draw:text-style-name="P11" svg:width="8.891cm" svg:height="0.989cm" svg:x="3.628cm" svg:y="0.146cm"><text:p/><draw:enhanced-geometry svg:viewBox="0 0 21600 21600" draw:type="rectangle" draw:enhanced-path="M 0 0 L 21600 0 21600 21600 0 21600 0 0 Z N"/></draw:custom-shape></text:p>
      <text:p text:style-name="P5"><draw:frame text:anchor-type="paragraph" draw:z-index="45" draw:name="Forme9_2" draw:style-name="gr23" draw:text-style-name="P20" svg:width="3.467cm" svg:height="0.645cm" svg:x="6.555cm" svg:y="0.004cm"><draw:text-box><text:p><text:span text:style-name="T9">Étape 4 :</text:span></text:p></draw:text-box></draw:frame></text:p>
      <text:p text:style-name="P7"><draw:custom-shape text:anchor-type="paragraph" draw:z-index="37" draw:name="Forme1_2" draw:style-name="gr28" draw:text-style-name="P23" svg:width="19.767cm" svg:height="11.422cm" svg:x="-1.277cm" svg:y="0.161cm"><text:p/><draw:enhanced-geometry svg:viewBox="0 0 21600 21600" draw:mirror-horizontal="false" draw:mirror-vertical="false" draw:type="rectangle" draw:enhanced-path="M 0 0 L 21600 0 21600 21600 0 21600 0 0 Z N"/></draw:custom-shape><draw:line text:anchor-type="paragraph" draw:z-index="38" draw:name="Forme2_2" draw:style-name="gr2" draw:text-style-name="P10" svg:x1="6.564cm" svg:y1="11.582cm" svg:x2="6.555cm" svg:y2="0.161cm"><text:p/></draw:line><draw:line text:anchor-type="paragraph" draw:z-index="39" draw:name="Forme3_4" draw:style-name="gr2" draw:text-style-name="P19" svg:x1="-1.26cm" svg:y1="0.161cm" svg:x2="6.565cm" svg:y2="0.161cm"><text:p/></draw:line><draw:line text:anchor-type="paragraph" draw:z-index="42" draw:name="Forme6_2" draw:style-name="gr2" draw:text-style-name="P10" svg:x1="6.546cm" svg:y1="1.503cm" svg:x2="18.489cm" svg:y2="1.503cm"><text:p/></draw:line><draw:frame text:anchor-type="paragraph" draw:z-index="43" draw:name="Forme7_2" draw:style-name="gr25" draw:text-style-name="P9" svg:width="8.018cm" svg:height="0.689cm" svg:x="8.936cm" svg:y="0.474cm"><draw:text-box><text:p><text:tab/>EXEMPLE GRAPHIQUE</text:p></draw:text-box></draw:frame><draw:custom-shape text:anchor-type="paragraph" draw:z-index="46" draw:name="Forme10_2" draw:style-name="gr22" draw:text-style-name="P11" svg:width="19.765cm" svg:height="2.832cm" svg:x="-1.277cm" svg:y="11.582cm"><text:p/><draw:enhanced-geometry svg:viewBox="0 0 21600 21600" draw:type="rectangle" draw:enhanced-path="M 0 0 L 21600 0 21600 21600 0 21600 0 0 Z N"/></draw:custom-shape><draw:frame text:anchor-type="paragraph" draw:z-index="47" draw:name="Forme11_2" draw:style-name="gr21" draw:text-style-name="P9" svg:width="19.262cm" svg:height="2.437cm" svg:x="-0.986cm" svg:y="11.836cm"><draw:text-box><text:p>Explication : <text:span text:style-name="T8">on à ajouté une condition a la vérification , qui permet de vérifié seulement si il y a une collision entre les infectés et les non infectés </text:span></text:p><text:p/><text:p/><text:p>Inconvénient : le programme est un peu plus lent au démarrage </text:p></draw:text-box></draw:frame><draw:line text:anchor-type="paragraph" draw:z-index="48" draw:name="Forme3_5" draw:style-name="gr2" draw:text-style-name="P19" svg:x1="-1.278cm" svg:y1="6.001cm" svg:x2="6.549cm" svg:y2="6.001cm"><text:p/></draw:line><draw:frame text:anchor-type="paragraph" draw:z-index="40" draw:name="Forme4_2" draw:style-name="gr27" draw:text-style-name="P22" svg:width="6.615cm" svg:height="4.612cm" svg:x="-1.041cm" svg:y="0.921cm"><draw:text-box><text:p><text:span text:style-name="T2">Avant</text:span><text:span text:style-name="T10">:</text:span></text:p><text:p><text:span text:style-name="T11">Le programme est déjà bien mais dans la fonction computeCollisions() la vérification été faites entres toutes les personnes , ce qui entrainer des lenteurs.</text:span></text:p></draw:text-box></draw:frame></text:p>
      <text:p text:style-name="P7"/>
      <text:p text:style-name="P7"/>
      <text:p text:style-name="P7"><draw:frame draw:style-name="fr1" draw:name="Objet5" text:anchor-type="char" svg:x="6.812cm" svg:y="0.381cm" svg:width="11.679cm" svg:height="7.304cm" draw:z-index="87"><draw:object xlink:href="./Object 5" xlink:type="simple" xlink:show="embed" xlink:actuate="onLoad"/><draw:image xlink:href="./ObjectReplacements/Object 5" xlink:type="simple" xlink:show="embed" xlink:actuate="onLoad"/><svg:desc>diagramme</svg:desc></draw:frame></text:p>
      <text:p text:style-name="P7"/>
      <text:p text:style-name="P7"/>
      <text:p text:style-name="P7"/>
      <text:p text:style-name="P7"/>
      <text:p text:style-name="P7"/>
      <text:p text:style-name="P7"/>
      <text:p text:style-name="P7"/>
      <text:p text:style-name="P7"/>
      <text:p text:style-name="P7"/>
      <text:p text:style-name="P7"><draw:frame text:anchor-type="paragraph" draw:z-index="41" draw:name="Forme5_2" draw:style-name="gr26" draw:text-style-name="P21" svg:width="7.226cm" svg:height="4.744cm" svg:x="-0.986cm" svg:y="0.032cm"><draw:text-box><text:p><text:span text:style-name="T8">Après : le programme est <text:s/>encore plus fluide, les FPS doublé voir même triplé</text:span></text:p><text:p><text:span text:style-name="T8"/></text:p><text:p><text:span text:style-name="T8"/></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draw:custom-shape text:anchor-type="paragraph" draw:z-index="83" draw:name="Forme10_3" draw:style-name="gr3" draw:text-style-name="P11" svg:width="19.765cm" svg:height="9.205cm" svg:x="-1.351cm" svg:y="0.482cm"><text:p/><draw:enhanced-geometry svg:viewBox="0 0 21600 21600" draw:type="rectangle" draw:enhanced-path="M 0 0 L 21600 0 21600 21600 0 21600 0 0 Z N"/></draw:custom-shape><draw:line text:anchor-type="paragraph" draw:z-index="84" draw:name="Forme27" draw:style-name="gr2" draw:text-style-name="P10" svg:x1="5.616cm" svg:y1="9.686cm" svg:x2="5.616cm" svg:y2="0.482cm"><text:p/></draw:line></text:p>
      <text:p text:style-name="P7"/>
      <text:p text:style-name="P7"><draw:frame text:anchor-type="paragraph" draw:z-index="85" draw:name="Forme28" draw:style-name="gr1" draw:text-style-name="P9" svg:width="5.867cm" svg:height="7.97cm" svg:x="-0.697cm" svg:y="0.199cm"><draw:text-box><text:p><text:span text:style-name="T2">Conclusion :</text:span></text:p><text:p/><text:p>When we see the final graph, we clearly see a clear increase in performance and FPS. In the base code, too many lines were useless and useless. Now, the program is more fluid with an ideal optimization. There are 2500 times more FPS in step 4 than in step 1. We can conclude that the number of calculations is less in the program which allows a this to be optimal as the stages go</text:p></draw:text-box></draw:frame></text:p>
      <text:p text:style-name="P7"><draw:frame draw:style-name="fr1" draw:name="Objet4" text:anchor-type="char" svg:x="5.904cm" svg:y="0.328cm" svg:width="11.679cm" svg:height="7.304cm" draw:z-index="86"><draw:object xlink:href="./Object 4" xlink:type="simple" xlink:show="embed" xlink:actuate="onLoad"/><draw:image xlink:href="./ObjectReplacements/Object 4" xlink:type="simple" xlink:show="embed" xlink:actuate="onLoad"/><svg:desc>diagramme</svg:desc></draw:frame></text:p>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1" svg:font-family="'Liberation Serif'" style:font-pitch="variable"/>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2000000600003E8100002329EF83F5E32C636BD1.svm"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405cm" style:type="center"/>
          <style:tab-stop style:position="18.812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452d" officeooo:paragraph-rsid="000d452d"/>
    </style:style>
    <style:style style:name="MT1" style:family="text">
      <style:text-properties fo:font-size="14pt" style:text-underline-style="solid" style:text-underline-width="auto" style:text-underline-color="font-color"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0.1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009cm" fo:margin-bottom="0.499cm"/>
      </style:header-style>
      <style:footer-style/>
    </style:page-layout>
  </office:automatic-styles>
  <office:master-styles>
    <style:master-page style:name="Standard" style:page-layout-name="Mpm1">
      <style:header>
        <text:p text:style-name="MP1">Gambert</text:p>
        <text:p text:style-name="MP1">Adrien <text:tab/><text:tab/>Tp°C</text:p>
        <text:p text:style-name="MP1"><text:tab/></text:p>
        <text:p text:style-name="MP1"><text:tab/><text:span text:style-name="MT1">SAÉ 1.02 - Comparaison d’approches algorithmiques</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9T15:00:47.514747798</meta:creation-date>
    <dc:date>2022-01-19T19:34:27.995963874</dc:date>
    <meta:editing-duration>PT42M34S</meta:editing-duration>
    <meta:editing-cycles>7</meta:editing-cycles>
    <meta:generator>LibreOffice/7.1.8.1$Linux_X86_64 LibreOffice_project/10$Build-1</meta:generator>
    <meta:document-statistic meta:table-count="0" meta:image-count="0" meta:object-count="5" meta:page-count="5" meta:paragraph-count="6" meta:word-count="10" meta:character-count="534" meta:non-whitespace-character-count="6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651cm" svg:height="6.852cm" xlink:href="." xlink:type="simple" chart:class="chart:bar" chart:style-name="ch1">
        <chart:legend chart:legend-position="end" svg:x="8.912cm" svg:y="2.878cm" style:legend-expansion="high" chart:style-name="ch2"/>
        <chart:plot-area chart:style-name="ch3" chart:data-source-has-labels="both" svg:x="0.233cm" svg:y="0.137cm" svg:width="8.446cm" svg:height="5.597cm">
          <chart:coordinate-region svg:x="1.41cm" svg:y="0.336cm" svg:width="7.269cm" svg:height="4.751cm"/>
          <chart:axis chart:dimension="x" chart:name="primary-x" chart:style-name="ch4" chartooo:axis-type="auto">
            <chartooo:date-scale/>
            <chart:title svg:x="3.618cm" svg:y="5.871cm" chart:style-name="ch5">
              <text:p>Personnes</text:p>
            </chart:tit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PS Etape 1</text:p>
              </table:table-cell>
              <table:table-cell office:value-type="string">
                <text:p>FPS Etape 2</text:p>
              </table:table-cell>
            </table:table-row>
          </table:table-header-rows>
          <table:table-rows>
            <table:table-row>
              <table:table-cell office:value-type="float" office:value="10">
                <text:p>10</text:p>
              </table:table-cell>
              <table:table-cell office:value-type="float" office:value="550">
                <text:p>550</text:p>
              </table:table-cell>
              <table:table-cell office:value-type="float" office:value="14000">
                <text:p>14000</text:p>
              </table:table-cell>
            </table:table-row>
            <table:table-row>
              <table:table-cell office:value-type="float" office:value="20">
                <text:p>20</text:p>
              </table:table-cell>
              <table:table-cell office:value-type="float" office:value="143">
                <text:p>143</text:p>
              </table:table-cell>
              <table:table-cell office:value-type="float" office:value="3586">
                <text:p>3586</text:p>
              </table:table-cell>
            </table:table-row>
            <table:table-row>
              <table:table-cell office:value-type="float" office:value="30">
                <text:p>30</text:p>
              </table:table-cell>
              <table:table-cell office:value-type="float" office:value="32">
                <text:p>32</text:p>
              </table:table-cell>
              <table:table-cell office:value-type="float" office:value="1640">
                <text:p>1640</text:p>
              </table:table-cell>
            </table:table-row>
            <table:table-row>
              <table:table-cell office:value-type="float" office:value="40">
                <text:p>40</text:p>
              </table:table-cell>
              <table:table-cell office:value-type="float" office:value="18">
                <text:p>18</text:p>
              </table:table-cell>
              <table:table-cell office:value-type="float" office:value="938">
                <text:p>938</text:p>
              </table:table-cell>
            </table:table-row>
            <table:table-row>
              <table:table-cell office:value-type="float" office:value="60">
                <text:p>60</text:p>
              </table:table-cell>
              <table:table-cell office:value-type="float" office:value="8">
                <text:p>8</text:p>
              </table:table-cell>
              <table:table-cell office:value-type="float" office:value="417">
                <text:p>417</text:p>
              </table:table-cell>
            </table:table-row>
            <table:table-row>
              <table:table-cell office:value-type="float" office:value="80">
                <text:p>80</text:p>
              </table:table-cell>
              <table:table-cell office:value-type="float" office:value="4">
                <text:p>4</text:p>
              </table:table-cell>
              <table:table-cell office:value-type="float" office:value="235">
                <text:p>235</text:p>
              </table:table-cell>
            </table:table-row>
            <table:table-row>
              <table:table-cell office:value-type="float" office:value="100">
                <text:p>100</text:p>
              </table:table-cell>
              <table:table-cell office:value-type="float" office:value="1">
                <text:p>1</text:p>
              </table:table-cell>
              <table:table-cell office:value-type="float" office:value="150">
                <text:p>15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8.1$Linux_X86_64 LibreOffice_project/1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697cm" svg:height="8.164cm" xlink:href="." xlink:type="simple" chart:class="chart:bar" chart:style-name="ch1">
        <chart:legend chart:legend-position="end" svg:x="8.958cm" svg:y="3.285cm" style:legend-expansion="high" chart:style-name="ch2"/>
        <chart:plot-area chart:style-name="ch3" chart:data-source-has-labels="both" svg:x="0.233cm" svg:y="0.163cm" svg:width="8.492cm" svg:height="6.857cm">
          <chart:coordinate-region svg:x="1.41cm" svg:y="0.363cm" svg:width="7.315cm" svg:height="6.01cm"/>
          <chart:axis chart:dimension="x" chart:name="primary-x" chart:style-name="ch4" chartooo:axis-type="auto">
            <chartooo:date-scale/>
            <chart:title svg:x="3.641cm" svg:y="7.183cm" chart:style-name="ch5">
              <text:p>Personnes</text:p>
            </chart:tit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series chart:style-name="ch10" chart:values-cell-range-address="local-table.$D$2:.$D$8" chart:label-cell-address="local-table.$D$1"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PS Etape 1</text:p>
              </table:table-cell>
              <table:table-cell office:value-type="string">
                <text:p>FPS Etape 2</text:p>
              </table:table-cell>
              <table:table-cell office:value-type="string">
                <text:p>FPS Etape 3</text:p>
              </table:table-cell>
            </table:table-row>
          </table:table-header-rows>
          <table:table-rows>
            <table:table-row>
              <table:table-cell office:value-type="float" office:value="10">
                <text:p>10</text:p>
              </table:table-cell>
              <table:table-cell office:value-type="float" office:value="550">
                <text:p>550</text:p>
              </table:table-cell>
              <table:table-cell office:value-type="float" office:value="14000">
                <text:p>14000</text:p>
              </table:table-cell>
              <table:table-cell office:value-type="float" office:value="15273">
                <text:p>15273</text:p>
              </table:table-cell>
            </table:table-row>
            <table:table-row>
              <table:table-cell office:value-type="float" office:value="20">
                <text:p>20</text:p>
              </table:table-cell>
              <table:table-cell office:value-type="float" office:value="143">
                <text:p>143</text:p>
              </table:table-cell>
              <table:table-cell office:value-type="float" office:value="3586">
                <text:p>3586</text:p>
              </table:table-cell>
              <table:table-cell office:value-type="float" office:value="4170">
                <text:p>4170</text:p>
              </table:table-cell>
            </table:table-row>
            <table:table-row>
              <table:table-cell office:value-type="float" office:value="30">
                <text:p>30</text:p>
              </table:table-cell>
              <table:table-cell office:value-type="float" office:value="32">
                <text:p>32</text:p>
              </table:table-cell>
              <table:table-cell office:value-type="float" office:value="1640">
                <text:p>1640</text:p>
              </table:table-cell>
              <table:table-cell office:value-type="float" office:value="1862">
                <text:p>1862</text:p>
              </table:table-cell>
            </table:table-row>
            <table:table-row>
              <table:table-cell office:value-type="float" office:value="40">
                <text:p>40</text:p>
              </table:table-cell>
              <table:table-cell office:value-type="float" office:value="18">
                <text:p>18</text:p>
              </table:table-cell>
              <table:table-cell office:value-type="float" office:value="938">
                <text:p>938</text:p>
              </table:table-cell>
              <table:table-cell office:value-type="float" office:value="1060">
                <text:p>1060</text:p>
              </table:table-cell>
            </table:table-row>
            <table:table-row>
              <table:table-cell office:value-type="float" office:value="60">
                <text:p>60</text:p>
              </table:table-cell>
              <table:table-cell office:value-type="float" office:value="8">
                <text:p>8</text:p>
              </table:table-cell>
              <table:table-cell office:value-type="float" office:value="417">
                <text:p>417</text:p>
              </table:table-cell>
              <table:table-cell office:value-type="float" office:value="475">
                <text:p>475</text:p>
              </table:table-cell>
            </table:table-row>
            <table:table-row>
              <table:table-cell office:value-type="float" office:value="80">
                <text:p>80</text:p>
              </table:table-cell>
              <table:table-cell office:value-type="float" office:value="4">
                <text:p>4</text:p>
              </table:table-cell>
              <table:table-cell office:value-type="float" office:value="235">
                <text:p>235</text:p>
              </table:table-cell>
              <table:table-cell office:value-type="float" office:value="270">
                <text:p>270</text:p>
              </table:table-cell>
            </table:table-row>
            <table:table-row>
              <table:table-cell office:value-type="float" office:value="100">
                <text:p>100</text:p>
              </table:table-cell>
              <table:table-cell office:value-type="float" office:value="1">
                <text:p>1</text:p>
              </table:table-cell>
              <table:table-cell office:value-type="float" office:value="150">
                <text:p>150</text:p>
              </table:table-cell>
              <table:table-cell office:value-type="float" office:value="174">
                <text:p>174</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8.1$Linux_X86_64 LibreOffice_project/10$Build-1</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715cm" svg:height="6.589cm" xlink:href="." xlink:type="simple" chart:class="chart:bar" chart:style-name="ch1">
        <chart:legend chart:legend-position="end" svg:x="8.976cm" svg:y="2.995cm" style:legend-expansion="high" chart:style-name="ch2"/>
        <chart:plot-area chart:style-name="ch3" chart:data-source-has-labels="both" svg:x="0.234cm" svg:y="0.131cm" svg:width="8.508cm" svg:height="5.346cm">
          <chart:coordinate-region svg:x="1.041cm" svg:y="0.33cm" svg:width="7.701cm" svg:height="4.5cm"/>
          <chart:axis chart:dimension="x" chart:name="primary-x" chart:style-name="ch4" chartooo:axis-type="auto">
            <chartooo:date-scale/>
            <chart:title svg:x="3.65cm" svg:y="5.608cm" chart:style-name="ch5">
              <text:p>Population</text:p>
            </chart:tit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FPS Etape 1</text:p>
              </table:table-cell>
            </table:table-row>
          </table:table-header-rows>
          <table:table-rows>
            <table:table-row>
              <table:table-cell office:value-type="float" office:value="10">
                <text:p>10</text:p>
              </table:table-cell>
              <table:table-cell office:value-type="float" office:value="550">
                <text:p>550</text:p>
              </table:table-cell>
            </table:table-row>
            <table:table-row>
              <table:table-cell office:value-type="float" office:value="20">
                <text:p>20</text:p>
              </table:table-cell>
              <table:table-cell office:value-type="float" office:value="143">
                <text:p>143</text:p>
              </table:table-cell>
            </table:table-row>
            <table:table-row>
              <table:table-cell office:value-type="float" office:value="30">
                <text:p>30</text:p>
              </table:table-cell>
              <table:table-cell office:value-type="float" office:value="32">
                <text:p>32</text:p>
              </table:table-cell>
            </table:table-row>
            <table:table-row>
              <table:table-cell office:value-type="float" office:value="40">
                <text:p>40</text:p>
              </table:table-cell>
              <table:table-cell office:value-type="float" office:value="18">
                <text:p>18</text:p>
              </table:table-cell>
            </table:table-row>
            <table:table-row>
              <table:table-cell office:value-type="float" office:value="60">
                <text:p>60</text:p>
              </table:table-cell>
              <table:table-cell office:value-type="float" office:value="8">
                <text:p>8</text:p>
              </table:table-cell>
            </table:table-row>
            <table:table-row>
              <table:table-cell office:value-type="float" office:value="80">
                <text:p>80</text:p>
              </table:table-cell>
              <table:table-cell office:value-type="float" office:value="4">
                <text:p>4</text:p>
              </table:table-cell>
            </table:table-row>
            <table:table-row>
              <table:table-cell office:value-type="float" office:value="100">
                <text:p>100</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8.1$Linux_X86_64 LibreOffice_project/1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678cm" svg:height="7.304cm" xlink:href="." xlink:type="simple" chart:class="chart:bar" chart:style-name="ch1">
        <chart:legend chart:legend-position="end" svg:x="8.939cm" svg:y="2.606cm" style:legend-expansion="high" chart:style-name="ch2"/>
        <chart:plot-area chart:style-name="ch3" chart:data-source-has-labels="both" svg:x="0.233cm" svg:y="0.146cm" svg:width="8.473cm" svg:height="6.031cm">
          <chart:coordinate-region svg:x="1.41cm" svg:y="0.345cm" svg:width="7.296cm" svg:height="5.185cm"/>
          <chart:axis chart:dimension="x" chart:name="primary-x" chart:style-name="ch4" chartooo:axis-type="auto">
            <chartooo:date-scale/>
            <chart:title svg:x="3.631cm" svg:y="6.323cm" chart:style-name="ch5">
              <text:p>Personnes</text:p>
            </chart:tit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series chart:style-name="ch10" chart:values-cell-range-address="local-table.$D$2:.$D$8" chart:label-cell-address="local-table.$D$1" chart:class="chart:bar">
            <chart:data-point chart:repeated="7"/>
          </chart:series>
          <chart:series chart:style-name="ch11" chart:values-cell-range-address="local-table.$E$2:.$E$8" chart:label-cell-address="local-table.$E$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PS Etape 1</text:p>
              </table:table-cell>
              <table:table-cell office:value-type="string">
                <text:p>FPS Etape 2</text:p>
              </table:table-cell>
              <table:table-cell office:value-type="string">
                <text:p>FPS Etape 3</text:p>
              </table:table-cell>
              <table:table-cell office:value-type="string">
                <text:p>FPS Étape 4</text:p>
              </table:table-cell>
            </table:table-row>
          </table:table-header-rows>
          <table:table-rows>
            <table:table-row>
              <table:table-cell office:value-type="float" office:value="10">
                <text:p>10</text:p>
              </table:table-cell>
              <table:table-cell office:value-type="float" office:value="550">
                <text:p>550</text:p>
              </table:table-cell>
              <table:table-cell office:value-type="float" office:value="14000">
                <text:p>14000</text:p>
              </table:table-cell>
              <table:table-cell office:value-type="float" office:value="15273">
                <text:p>15273</text:p>
              </table:table-cell>
              <table:table-cell office:value-type="float" office:value="24850">
                <text:p>24850</text:p>
              </table:table-cell>
            </table:table-row>
            <table:table-row>
              <table:table-cell office:value-type="float" office:value="20">
                <text:p>20</text:p>
              </table:table-cell>
              <table:table-cell office:value-type="float" office:value="143">
                <text:p>143</text:p>
              </table:table-cell>
              <table:table-cell office:value-type="float" office:value="3586">
                <text:p>3586</text:p>
              </table:table-cell>
              <table:table-cell office:value-type="float" office:value="4170">
                <text:p>4170</text:p>
              </table:table-cell>
              <table:table-cell office:value-type="float" office:value="11124">
                <text:p>11124</text:p>
              </table:table-cell>
            </table:table-row>
            <table:table-row>
              <table:table-cell office:value-type="float" office:value="30">
                <text:p>30</text:p>
              </table:table-cell>
              <table:table-cell office:value-type="float" office:value="32">
                <text:p>32</text:p>
              </table:table-cell>
              <table:table-cell office:value-type="float" office:value="1640">
                <text:p>1640</text:p>
              </table:table-cell>
              <table:table-cell office:value-type="float" office:value="1862">
                <text:p>1862</text:p>
              </table:table-cell>
              <table:table-cell office:value-type="float" office:value="7662">
                <text:p>7662</text:p>
              </table:table-cell>
            </table:table-row>
            <table:table-row>
              <table:table-cell office:value-type="float" office:value="40">
                <text:p>40</text:p>
              </table:table-cell>
              <table:table-cell office:value-type="float" office:value="18">
                <text:p>18</text:p>
              </table:table-cell>
              <table:table-cell office:value-type="float" office:value="938">
                <text:p>938</text:p>
              </table:table-cell>
              <table:table-cell office:value-type="float" office:value="1060">
                <text:p>1060</text:p>
              </table:table-cell>
              <table:table-cell office:value-type="float" office:value="2062">
                <text:p>2062</text:p>
              </table:table-cell>
            </table:table-row>
            <table:table-row>
              <table:table-cell office:value-type="float" office:value="60">
                <text:p>60</text:p>
              </table:table-cell>
              <table:table-cell office:value-type="float" office:value="8">
                <text:p>8</text:p>
              </table:table-cell>
              <table:table-cell office:value-type="float" office:value="417">
                <text:p>417</text:p>
              </table:table-cell>
              <table:table-cell office:value-type="float" office:value="475">
                <text:p>475</text:p>
              </table:table-cell>
              <table:table-cell office:value-type="float" office:value="819">
                <text:p>819</text:p>
              </table:table-cell>
            </table:table-row>
            <table:table-row>
              <table:table-cell office:value-type="float" office:value="80">
                <text:p>80</text:p>
              </table:table-cell>
              <table:table-cell office:value-type="float" office:value="4">
                <text:p>4</text:p>
              </table:table-cell>
              <table:table-cell office:value-type="float" office:value="235">
                <text:p>235</text:p>
              </table:table-cell>
              <table:table-cell office:value-type="float" office:value="270">
                <text:p>270</text:p>
              </table:table-cell>
              <table:table-cell office:value-type="float" office:value="476">
                <text:p>476</text:p>
              </table:table-cell>
            </table:table-row>
            <table:table-row>
              <table:table-cell office:value-type="float" office:value="100">
                <text:p>100</text:p>
              </table:table-cell>
              <table:table-cell office:value-type="float" office:value="1">
                <text:p>1</text:p>
              </table:table-cell>
              <table:table-cell office:value-type="float" office:value="150">
                <text:p>150</text:p>
              </table:table-cell>
              <table:table-cell office:value-type="float" office:value="174">
                <text:p>174</text:p>
              </table:table-cell>
              <table:table-cell office:value-type="float" office:value="289">
                <text:p>28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8.1$Linux_X86_64 LibreOffice_project/10$Build-1</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678cm" svg:height="7.304cm" xlink:href="." xlink:type="simple" chart:class="chart:bar" chart:style-name="ch1">
        <chart:legend chart:legend-position="end" svg:x="8.939cm" svg:y="2.606cm" style:legend-expansion="high" chart:style-name="ch2"/>
        <chart:plot-area chart:style-name="ch3" chart:data-source-has-labels="both" svg:x="0.233cm" svg:y="0.146cm" svg:width="8.473cm" svg:height="6.031cm">
          <chart:coordinate-region svg:x="1.41cm" svg:y="0.345cm" svg:width="7.296cm" svg:height="5.185cm"/>
          <chart:axis chart:dimension="x" chart:name="primary-x" chart:style-name="ch4" chartooo:axis-type="auto">
            <chartooo:date-scale/>
            <chart:title svg:x="3.631cm" svg:y="6.323cm" chart:style-name="ch5">
              <text:p>Personnes</text:p>
            </chart:title>
            <chart:categories table:cell-range-address="local-table.$A$2:.$A$8"/>
          </chart:axis>
          <chart:axis chart:dimension="y" chart:name="primary-y" chart:style-name="ch6">
            <chart:grid chart:style-name="ch7" chart:class="major"/>
          </chart:axis>
          <chart:series chart:style-name="ch8" chart:values-cell-range-address="local-table.$B$2:.$B$8" chart:label-cell-address="local-table.$B$1" chart:class="chart:bar">
            <chart:data-point chart:repeated="7"/>
          </chart:series>
          <chart:series chart:style-name="ch9" chart:values-cell-range-address="local-table.$C$2:.$C$8" chart:label-cell-address="local-table.$C$1" chart:class="chart:bar">
            <chart:data-point chart:repeated="7"/>
          </chart:series>
          <chart:series chart:style-name="ch10" chart:values-cell-range-address="local-table.$D$2:.$D$8" chart:label-cell-address="local-table.$D$1" chart:class="chart:bar">
            <chart:data-point chart:repeated="7"/>
          </chart:series>
          <chart:series chart:style-name="ch11" chart:values-cell-range-address="local-table.$E$2:.$E$8" chart:label-cell-address="local-table.$E$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PS Etape 1</text:p>
              </table:table-cell>
              <table:table-cell office:value-type="string">
                <text:p>FPS Etape 2</text:p>
              </table:table-cell>
              <table:table-cell office:value-type="string">
                <text:p>FPS Etape 3</text:p>
              </table:table-cell>
              <table:table-cell office:value-type="string">
                <text:p>FPS Étape 4</text:p>
              </table:table-cell>
            </table:table-row>
          </table:table-header-rows>
          <table:table-rows>
            <table:table-row>
              <table:table-cell office:value-type="float" office:value="10">
                <text:p>10</text:p>
              </table:table-cell>
              <table:table-cell office:value-type="float" office:value="550">
                <text:p>550</text:p>
              </table:table-cell>
              <table:table-cell office:value-type="float" office:value="14000">
                <text:p>14000</text:p>
              </table:table-cell>
              <table:table-cell office:value-type="float" office:value="15273">
                <text:p>15273</text:p>
              </table:table-cell>
              <table:table-cell office:value-type="float" office:value="24850">
                <text:p>24850</text:p>
              </table:table-cell>
            </table:table-row>
            <table:table-row>
              <table:table-cell office:value-type="float" office:value="20">
                <text:p>20</text:p>
              </table:table-cell>
              <table:table-cell office:value-type="float" office:value="143">
                <text:p>143</text:p>
              </table:table-cell>
              <table:table-cell office:value-type="float" office:value="3586">
                <text:p>3586</text:p>
              </table:table-cell>
              <table:table-cell office:value-type="float" office:value="4170">
                <text:p>4170</text:p>
              </table:table-cell>
              <table:table-cell office:value-type="float" office:value="11124">
                <text:p>11124</text:p>
              </table:table-cell>
            </table:table-row>
            <table:table-row>
              <table:table-cell office:value-type="float" office:value="30">
                <text:p>30</text:p>
              </table:table-cell>
              <table:table-cell office:value-type="float" office:value="32">
                <text:p>32</text:p>
              </table:table-cell>
              <table:table-cell office:value-type="float" office:value="1640">
                <text:p>1640</text:p>
              </table:table-cell>
              <table:table-cell office:value-type="float" office:value="1862">
                <text:p>1862</text:p>
              </table:table-cell>
              <table:table-cell office:value-type="float" office:value="7662">
                <text:p>7662</text:p>
              </table:table-cell>
            </table:table-row>
            <table:table-row>
              <table:table-cell office:value-type="float" office:value="40">
                <text:p>40</text:p>
              </table:table-cell>
              <table:table-cell office:value-type="float" office:value="18">
                <text:p>18</text:p>
              </table:table-cell>
              <table:table-cell office:value-type="float" office:value="938">
                <text:p>938</text:p>
              </table:table-cell>
              <table:table-cell office:value-type="float" office:value="1060">
                <text:p>1060</text:p>
              </table:table-cell>
              <table:table-cell office:value-type="float" office:value="2062">
                <text:p>2062</text:p>
              </table:table-cell>
            </table:table-row>
            <table:table-row>
              <table:table-cell office:value-type="float" office:value="60">
                <text:p>60</text:p>
              </table:table-cell>
              <table:table-cell office:value-type="float" office:value="8">
                <text:p>8</text:p>
              </table:table-cell>
              <table:table-cell office:value-type="float" office:value="417">
                <text:p>417</text:p>
              </table:table-cell>
              <table:table-cell office:value-type="float" office:value="475">
                <text:p>475</text:p>
              </table:table-cell>
              <table:table-cell office:value-type="float" office:value="819">
                <text:p>819</text:p>
              </table:table-cell>
            </table:table-row>
            <table:table-row>
              <table:table-cell office:value-type="float" office:value="80">
                <text:p>80</text:p>
              </table:table-cell>
              <table:table-cell office:value-type="float" office:value="4">
                <text:p>4</text:p>
              </table:table-cell>
              <table:table-cell office:value-type="float" office:value="235">
                <text:p>235</text:p>
              </table:table-cell>
              <table:table-cell office:value-type="float" office:value="270">
                <text:p>270</text:p>
              </table:table-cell>
              <table:table-cell office:value-type="float" office:value="476">
                <text:p>476</text:p>
              </table:table-cell>
            </table:table-row>
            <table:table-row>
              <table:table-cell office:value-type="float" office:value="100">
                <text:p>100</text:p>
              </table:table-cell>
              <table:table-cell office:value-type="float" office:value="1">
                <text:p>1</text:p>
              </table:table-cell>
              <table:table-cell office:value-type="float" office:value="150">
                <text:p>150</text:p>
              </table:table-cell>
              <table:table-cell office:value-type="float" office:value="174">
                <text:p>174</text:p>
              </table:table-cell>
              <table:table-cell office:value-type="float" office:value="289">
                <text:p>289</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8.1$Linux_X86_64 LibreOffice_project/10$Build-1</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